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97.65pt"/>
    </style:style>
    <style:style style:name="co4" style:family="table-column">
      <style:table-column-properties fo:break-before="auto" style:column-width="116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86.76pt" svg:y="11.06pt">
            <loext:p draw:notify-on-update-of-ranges="Sheet1.A1:Sheet1.A2 Sheet1.A3:Sheet1.A19 Sheet1.B1:Sheet1.B2 Sheet1.B3:Sheet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14.23pt" svg:y="10.15pt">
            <loext:p draw:notify-on-update-of-ranges="Sheet1.A5:Sheet1.A19 Sheet1.B1:Sheet1.B1 Sheet1.B5:Sheet1.B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86.14pt" svg:y="279.89pt">
            <loext:p draw:notify-on-update-of-ranges="Sheet1.A1:Sheet1.A2 Sheet1.A3:Sheet1.A19 Sheet1.C1:Sheet1.C2 Sheet1.C3:Sheet1.C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ad(Mpps)</text:p>
          </table:table-cell>
          <table:table-cell office:value-type="string" calcext:value-type="string">
            <text:p>Latency(ns)</text:p>
          </table:table-cell>
          <table:table-cell office:value-type="string" calcext:value-type="string">
            <text:p>Drop Rate</text:p>
          </table:table-cell>
          <table:table-cell office:value-type="string" calcext:value-type="string">
            <text:p>Throughput(Mpp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2352" calcext:value-type="float">
            <text:p>1002352</text:p>
          </table:table-cell>
          <table:table-cell table:formula="of:= 1 - ([.D3]/[.A3])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58699" calcext:value-type="float">
            <text:p>458699</text:p>
          </table:table-cell>
          <table:table-cell table:formula="of:= 1 - ([.D4]/[.A4])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07276" calcext:value-type="float">
            <text:p>107276</text:p>
          </table:table-cell>
          <table:table-cell table:formula="of:= 1 - ([.D5]/[.A5])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63724" calcext:value-type="float">
            <text:p>63724</text:p>
          </table:table-cell>
          <table:table-cell table:formula="of:= 1 - ([.D6]/[.A6])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49462" calcext:value-type="float">
            <text:p>49462</text:p>
          </table:table-cell>
          <table:table-cell table:formula="of:= 1 - ([.D7]/[.A7])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41967" calcext:value-type="float">
            <text:p>41967</text:p>
          </table:table-cell>
          <table:table-cell table:formula="of:= 1 - ([.D8]/[.A8])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37498" calcext:value-type="float">
            <text:p>37498</text:p>
          </table:table-cell>
          <table:table-cell table:formula="of:= 1 - ([.D9]/[.A9])"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5322" calcext:value-type="float">
            <text:p>35322</text:p>
          </table:table-cell>
          <table:table-cell table:formula="of:= 1 - ([.D10]/[.A10])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30308" calcext:value-type="float">
            <text:p>30308</text:p>
          </table:table-cell>
          <table:table-cell table:formula="of:= 1 - ([.D11]/[.A11])" office:value-type="float" office:value="0" calcext:value-type="float">
            <text:p>0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9455" calcext:value-type="float">
            <text:p>29455</text:p>
          </table:table-cell>
          <table:table-cell table:formula="of:= 1 - ([.D12]/[.A12])"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29538" calcext:value-type="float">
            <text:p>29538</text:p>
          </table:table-cell>
          <table:table-cell table:formula="of:= 1 - ([.D13]/[.A13])" office:value-type="float" office:value="0" calcext:value-type="float">
            <text:p>0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30291" calcext:value-type="float">
            <text:p>30291</text:p>
          </table:table-cell>
          <table:table-cell table:formula="of:= 1 - ([.D14]/[.A14])"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31043" calcext:value-type="float">
            <text:p>31043</text:p>
          </table:table-cell>
          <table:table-cell table:formula="of:= 1 - ([.D15]/[.A15])"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41802" calcext:value-type="float">
            <text:p>41802</text:p>
          </table:table-cell>
          <table:table-cell table:formula="of:= 1 - ([.D16]/[.A16])" office:value-type="float" office:value="0.00266903914590744" calcext:value-type="float">
            <text:p>0.0026690391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44147" calcext:value-type="float">
            <text:p>44147</text:p>
          </table:table-cell>
          <table:table-cell table:formula="of:= 1 - ([.D17]/[.A17])" office:value-type="float" office:value="0.00616740088105727" calcext:value-type="float">
            <text:p>0.0061674009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62812" calcext:value-type="float">
            <text:p>62812</text:p>
          </table:table-cell>
          <table:table-cell table:formula="of:= 1 - ([.D18]/[.A18])" office:value-type="float" office:value="0.0147058823529411" calcext:value-type="float">
            <text:p>0.0147058824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62798" calcext:value-type="float">
            <text:p>62798</text:p>
          </table:table-cell>
          <table:table-cell table:formula="of:= 1 - ([.D19]/[.A19])" office:value-type="float" office:value="0.0164217804667243" calcext:value-type="float">
            <text:p>0.0164217805</text:p>
          </table:table-cell>
          <table:table-cell office:value-type="float" office:value="11.38" calcext:value-type="float">
            <text:p>11.3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Latency(1/100<text:span text:style-name="T1">th</text:span> ms)</text:p>
          </table:table-cell>
          <table:table-cell office:value-type="string" calcext:value-type="string">
            <text:p>Drop Rate (percent)</text:p>
          </table:table-cell>
          <table:table-cell/>
        </table:table-row>
        <table:table-row table:style-name="ro1">
          <table:table-cell/>
          <table:table-cell table:formula="of:=[.B3] / 10000" office:value-type="float" office:value="100.2352" calcext:value-type="float">
            <text:p>100.2352</text:p>
          </table:table-cell>
          <table:table-cell table:formula="of:=[.C3]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4] / 10000" office:value-type="float" office:value="45.8699" calcext:value-type="float">
            <text:p>45.8699</text:p>
          </table:table-cell>
          <table:table-cell table:formula="of:=[.C4]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] / 10000" office:value-type="float" office:value="10.7276" calcext:value-type="float">
            <text:p>10.7276</text:p>
          </table:table-cell>
          <table:table-cell table:formula="of:=[.C5]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6] / 10000" office:value-type="float" office:value="6.3724" calcext:value-type="float">
            <text:p>6.3724</text:p>
          </table:table-cell>
          <table:table-cell table:formula="of:=[.C6]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] / 10000" office:value-type="float" office:value="4.9462" calcext:value-type="float">
            <text:p>4.9462</text:p>
          </table:table-cell>
          <table:table-cell table:formula="of:=[.C7]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] / 10000" office:value-type="float" office:value="4.1967" calcext:value-type="float">
            <text:p>4.1967</text:p>
          </table:table-cell>
          <table:table-cell table:formula="of:=[.C8]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] / 10000" office:value-type="float" office:value="3.7498" calcext:value-type="float">
            <text:p>3.7498</text:p>
          </table:table-cell>
          <table:table-cell table:formula="of:=[.C9]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] / 10000" office:value-type="float" office:value="3.5322" calcext:value-type="float">
            <text:p>3.5322</text:p>
          </table:table-cell>
          <table:table-cell table:formula="of:=[.C10]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] / 10000" office:value-type="float" office:value="3.0308" calcext:value-type="float">
            <text:p>3.0308</text:p>
          </table:table-cell>
          <table:table-cell table:formula="of:=[.C11]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] / 10000" office:value-type="float" office:value="2.9455" calcext:value-type="float">
            <text:p>2.9455</text:p>
          </table:table-cell>
          <table:table-cell table:formula="of:=[.C12]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] / 10000" office:value-type="float" office:value="2.9538" calcext:value-type="float">
            <text:p>2.9538</text:p>
          </table:table-cell>
          <table:table-cell table:formula="of:=[.C13]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4] / 10000" office:value-type="float" office:value="3.0291" calcext:value-type="float">
            <text:p>3.0291</text:p>
          </table:table-cell>
          <table:table-cell table:formula="of:=[.C14]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] / 10000" office:value-type="float" office:value="3.1043" calcext:value-type="float">
            <text:p>3.1043</text:p>
          </table:table-cell>
          <table:table-cell table:formula="of:=[.C15]*10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6] / 10000" office:value-type="float" office:value="4.1802" calcext:value-type="float">
            <text:p>4.1802</text:p>
          </table:table-cell>
          <table:table-cell table:formula="of:=[.C16]*100" office:value-type="float" office:value="0.266903914590744" calcext:value-type="float">
            <text:p>0.2669039146</text:p>
          </table:table-cell>
          <table:table-cell/>
        </table:table-row>
        <table:table-row table:style-name="ro1">
          <table:table-cell/>
          <table:table-cell table:formula="of:=[.B17] / 10000" office:value-type="float" office:value="4.4147" calcext:value-type="float">
            <text:p>4.4147</text:p>
          </table:table-cell>
          <table:table-cell table:formula="of:=[.C17]*100" office:value-type="float" office:value="0.616740088105727" calcext:value-type="float">
            <text:p>0.6167400881</text:p>
          </table:table-cell>
          <table:table-cell/>
        </table:table-row>
        <table:table-row table:style-name="ro1">
          <table:table-cell/>
          <table:table-cell table:formula="of:=[.B18] / 10000" office:value-type="float" office:value="6.2812" calcext:value-type="float">
            <text:p>6.2812</text:p>
          </table:table-cell>
          <table:table-cell table:formula="of:=[.C18]*100" office:value-type="float" office:value="1.47058823529411" calcext:value-type="float">
            <text:p>1.4705882353</text:p>
          </table:table-cell>
          <table:table-cell/>
        </table:table-row>
        <table:table-row table:style-name="ro1">
          <table:table-cell/>
          <table:table-cell table:formula="of:=[.B19] / 10000" office:value-type="float" office:value="6.2798" calcext:value-type="float">
            <text:p>6.2798</text:p>
          </table:table-cell>
          <table:table-cell table:formula="of:=[.C19]*100" office:value-type="float" office:value="1.64217804667243" calcext:value-type="float">
            <text:p>1.64217804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/00/0000</text:date>, <text:time style:data-style-name="N2" text:time-value="15:19:44.202925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13:44.193385145</meta:creation-date>
    <dc:date>2019-05-26T15:30:31.193835334</dc:date>
    <meta:editing-duration>PT13M8S</meta:editing-duration>
    <meta:editing-cycles>3</meta:editing-cycles>
    <meta:generator>LibreOffice/5.1.6.2$Linux_X86_64 LibreOffice_project/10m0$Build-2</meta:generator>
    <meta:document-statistic meta:table-count="1" meta:cell-count="1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Load vs Latency (full range)</text:p>
        </chart:title>
        <chart:legend chart:legend-position="end" svg:x="12.751cm" svg:y="4.201cm" style:legend-expansion="high" chart:style-name="ch3"/>
        <chart:plot-area chart:style-name="ch4" table:cell-range-address="Sheet1.A1:Sheet1.B19" chart:data-source-has-labels="row" svg:x="0.32cm" svg:y="1.275cm" svg:width="12.111cm" svg:height="6.564cm">
          <chartooo:coordinate-region svg:x="1.682cm" svg:y="1.474cm" svg:width="10.377cm" svg:height="5.718cm"/>
          <chart:axis chart:dimension="x" chart:name="primary-x" chart:style-name="ch5">
            <chart:title svg:x="5.405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:Sheet1.B19" chart:label-cell-address="Sheet1.B1:Sheet1.B2" chart:class="chart:scatter">
            <chart:domain table:cell-range-address="Sheet1.A3:Sheet1.A19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tency(ns)</text:p>
                <text:list>
                  <text:list-item>
                    <text:p>Latency(ns)</text:p>
                  </text:list-item>
                  <text:list-item>
                    <text:p/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3:Sheet1.A19</svg:desc>
                </draw:g>
              </table:table-cell>
              <table:table-cell office:value-type="float" office:value="1002352">
                <text:p>1002352</text:p>
                <draw:g>
                  <svg:desc>Sheet1.B3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458699">
                <text:p>458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107276">
                <text:p>107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2">
                <text:p>1.42</text:p>
              </table:table-cell>
              <table:table-cell office:value-type="float" office:value="63724">
                <text:p>63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3">
                <text:p>2.13</text:p>
              </table:table-cell>
              <table:table-cell office:value-type="float" office:value="49462">
                <text:p>49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4">
                <text:p>2.84</text:p>
              </table:table-cell>
              <table:table-cell office:value-type="float" office:value="41967">
                <text:p>41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5">
                <text:p>3.55</text:p>
              </table:table-cell>
              <table:table-cell office:value-type="float" office:value="37498">
                <text:p>37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6">
                <text:p>4.26</text:p>
              </table:table-cell>
              <table:table-cell office:value-type="float" office:value="35322">
                <text:p>35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9">
                <text:p>7.09</text:p>
              </table:table-cell>
              <table:table-cell office:value-type="float" office:value="30308">
                <text:p>30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6">
                <text:p>8.56</text:p>
              </table:table-cell>
              <table:table-cell office:value-type="float" office:value="29455">
                <text:p>29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9">
                <text:p>9.99</text:p>
              </table:table-cell>
              <table:table-cell office:value-type="float" office:value="29538">
                <text:p>29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7">
                <text:p>10.67</text:p>
              </table:table-cell>
              <table:table-cell office:value-type="float" office:value="30291">
                <text:p>30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6">
                <text:p>10.96</text:p>
              </table:table-cell>
              <table:table-cell office:value-type="float" office:value="31043">
                <text:p>31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24">
                <text:p>11.24</text:p>
              </table:table-cell>
              <table:table-cell office:value-type="float" office:value="41802">
                <text:p>41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35">
                <text:p>11.35</text:p>
              </table:table-cell>
              <table:table-cell office:value-type="float" office:value="44147">
                <text:p>441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6">
                <text:p>11.56</text:p>
              </table:table-cell>
              <table:table-cell office:value-type="float" office:value="62812">
                <text:p>62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7">
                <text:p>11.57</text:p>
              </table:table-cell>
              <table:table-cell office:value-type="float" office:value="62798">
                <text:p>62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34cm" svg:y="0.316cm" chart:style-name="ch2">
          <text:p>Load vs Latency (partial range)</text:p>
        </chart:title>
        <chart:legend chart:legend-position="end" svg:x="12.857cm" svg:y="4.201cm" style:legend-expansion="high" chart:style-name="ch3"/>
        <chart:plot-area chart:style-name="ch4" table:cell-range-address="Sheet1.A5:Sheet1.B19 Sheet1.B1:Sheet1.B1" chart:data-source-has-labels="row" svg:x="0.32cm" svg:y="1.275cm" svg:width="12.217cm" svg:height="6.564cm">
          <chartooo:coordinate-region svg:x="1.497cm" svg:y="1.474cm" svg:width="10.668cm" svg:height="5.718cm"/>
          <chart:axis chart:dimension="x" chart:name="primary-x" chart:style-name="ch5">
            <chart:title svg:x="5.458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5:Sheet1.B19" chart:label-cell-address="Sheet1.B1:Sheet1.B1" chart:class="chart:scatter">
            <chart:domain table:cell-range-address="Sheet1.A5:Sheet1.A19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tency(n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">
                <text:p>0.71</text:p>
                <draw:g>
                  <svg:desc>Sheet1.A5:Sheet1.A19</svg:desc>
                </draw:g>
              </table:table-cell>
              <table:table-cell office:value-type="float" office:value="107276">
                <text:p>107276</text:p>
                <draw:g>
                  <svg:desc>Sheet1.B5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">
                <text:p>1.42</text:p>
              </table:table-cell>
              <table:table-cell office:value-type="float" office:value="63724">
                <text:p>63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3">
                <text:p>2.13</text:p>
              </table:table-cell>
              <table:table-cell office:value-type="float" office:value="49462">
                <text:p>49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">
                <text:p>2.84</text:p>
              </table:table-cell>
              <table:table-cell office:value-type="float" office:value="41967">
                <text:p>41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5">
                <text:p>3.55</text:p>
              </table:table-cell>
              <table:table-cell office:value-type="float" office:value="37498">
                <text:p>37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6">
                <text:p>4.26</text:p>
              </table:table-cell>
              <table:table-cell office:value-type="float" office:value="35322">
                <text:p>35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9">
                <text:p>7.09</text:p>
              </table:table-cell>
              <table:table-cell office:value-type="float" office:value="30308">
                <text:p>30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6">
                <text:p>8.56</text:p>
              </table:table-cell>
              <table:table-cell office:value-type="float" office:value="29455">
                <text:p>29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9">
                <text:p>9.99</text:p>
              </table:table-cell>
              <table:table-cell office:value-type="float" office:value="29538">
                <text:p>29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67">
                <text:p>10.67</text:p>
              </table:table-cell>
              <table:table-cell office:value-type="float" office:value="30291">
                <text:p>30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96">
                <text:p>10.96</text:p>
              </table:table-cell>
              <table:table-cell office:value-type="float" office:value="31043">
                <text:p>31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4">
                <text:p>11.24</text:p>
              </table:table-cell>
              <table:table-cell office:value-type="float" office:value="41802">
                <text:p>418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5">
                <text:p>11.35</text:p>
              </table:table-cell>
              <table:table-cell office:value-type="float" office:value="44147">
                <text:p>44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6">
                <text:p>11.56</text:p>
              </table:table-cell>
              <table:table-cell office:value-type="float" office:value="62812">
                <text:p>62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57">
                <text:p>11.57</text:p>
              </table:table-cell>
              <table:table-cell office:value-type="float" office:value="62798">
                <text:p>62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Load vs Drop Rate</text:p>
        </chart:title>
        <chart:legend chart:legend-position="end" svg:x="13.016cm" svg:y="4.201cm" style:legend-expansion="high" chart:style-name="ch3"/>
        <chart:plot-area chart:style-name="ch4" table:cell-range-address="Sheet1.A1:Sheet1.A19 Sheet1.C1:Sheet1.C19" chart:data-source-has-labels="row" svg:x="0.32cm" svg:y="1.275cm" svg:width="12.376cm" svg:height="6.564cm">
          <chartooo:coordinate-region svg:x="1.418cm" svg:y="1.474cm" svg:width="11.091cm" svg:height="5.718cm"/>
          <chart:axis chart:dimension="x" chart:name="primary-x" chart:style-name="ch5">
            <chart:title svg:x="5.538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3:Sheet1.C19" chart:label-cell-address="Sheet1.C1:Sheet1.C2" chart:class="chart:scatter">
            <chart:domain table:cell-range-address="Sheet1.A3:Sheet1.A19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op Rate</text:p>
                <text:list>
                  <text:list-item>
                    <text:p>Drop Rate</text:p>
                  </text:list-item>
                  <text:list-item>
                    <text:p/>
                  </text:list-item>
                </text:list>
                <draw:g>
                  <svg:desc>Sheet1.C1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3:Sheet1.A19</svg:desc>
                </draw:g>
              </table:table-cell>
              <table:table-cell office:value-type="float" office:value="0">
                <text:p>0</text:p>
                <draw:g>
                  <svg:desc>Sheet1.C3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3">
                <text:p>2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5">
                <text:p>3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6">
                <text:p>4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9">
                <text:p>7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6">
                <text:p>8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9">
                <text:p>9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7">
                <text:p>10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6">
                <text:p>1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24">
                <text:p>11.24</text:p>
              </table:table-cell>
              <table:table-cell office:value-type="float" office:value="0.00266903914590744">
                <text:p>0.00266903914590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35">
                <text:p>11.35</text:p>
              </table:table-cell>
              <table:table-cell office:value-type="float" office:value="0.00616740088105727">
                <text:p>0.00616740088105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6">
                <text:p>11.56</text:p>
              </table:table-cell>
              <table:table-cell office:value-type="float" office:value="0.0147058823529411">
                <text:p>0.0147058823529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7">
                <text:p>11.57</text:p>
              </table:table-cell>
              <table:table-cell office:value-type="float" office:value="0.0164217804667243">
                <text:p>0.01642178046672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